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98in"/>
    </style:style>
    <style:style style:name="co2" style:family="table-column">
      <style:table-column-properties fo:break-before="auto" style:column-width="0.2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traight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<text:s/>Nozzle siz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C4:.I4])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Nozzle siz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C5:.I5])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Nozzle 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6:.I6])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.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<text:s/>Nozzle 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7:.I7])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8"/>
          <table:table-cell office:value-type="string" calcext:value-type="string">
            <text:p>.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<text:s/>Nozzle 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8:.I8])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<text:s/>Layer thickne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C9:.I9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.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/>Layer thickness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Design constrain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C10:.I10])"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<text:s/>Design constraint</text:p>
          </table:table-cell>
          <table:table-cell table:number-columns-repeated="7"/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/>Tension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11:.I11])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Tension failure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Tension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12:.I12])"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Tension failure 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13:.I13])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4"/>
          <table:table-cell table:number-columns-repeated="2"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<text:s/>Shear failure 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C14:.I14])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.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Shear failure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Shear failure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C15:.I15])"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Shear failure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C16:.I16])"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4?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<text:s/>Shear failure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Bending failure 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17:.I17])"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?</text:p>
          </table:table-cell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<text:s/>Bending failure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Bending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C18:.I18])"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.</text:p>
          </table:table-cell>
          <table:table-cell/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<text:s/>Bending failure 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5 constraints</text:p>
          </table:table-cell>
          <table:table-cell/>
          <table:table-cell table:formula="of:=SUM([.C4:.C18])" office:value-type="float" office:value="4" calcext:value-type="float">
            <text:p>4</text:p>
          </table:table-cell>
          <table:table-cell table:formula="of:=SUM([.D4:.D18])" office:value-type="float" office:value="4" calcext:value-type="float">
            <text:p>4</text:p>
          </table:table-cell>
          <table:table-cell table:formula="of:=SUM([.E4:.E18])" office:value-type="float" office:value="5" calcext:value-type="float">
            <text:p>5</text:p>
          </table:table-cell>
          <table:table-cell table:formula="of:=SUM([.F4:.F18])" office:value-type="float" office:value="5" calcext:value-type="float">
            <text:p>5</text:p>
          </table:table-cell>
          <table:table-cell table:formula="of:=SUM([.G4:.G18])" office:value-type="float" office:value="3" calcext:value-type="float">
            <text:p>3</text:p>
          </table:table-cell>
          <table:table-cell table:formula="of:=SUM([.H4:.H18])" office:value-type="float" office:value="5" calcext:value-type="float">
            <text:p>5</text:p>
          </table:table-cell>
          <table:table-cell table:formula="of:=SUM([.I4:.I18])" office:value-type="float" office:value="8" calcext:value-type="float">
            <text:p>8</text:p>
          </table:table-cell>
          <table:table-cell table:formula="of:=SUM([.J4:.J18])" office:value-type="float" office:value="34" calcext:value-type="float">
            <text:p>3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formula="of:=PRODUCT([.C19:.I19])" office:value-type="float" office:value="48000" calcext:value-type="float">
            <text:p>4800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Also constraint variables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min</text:p>
          </table:table-cell>
          <table:table-cell office:value-type="string" calcext:value-type="string">
            <text:p>wbmin</text:p>
          </table:table-cell>
          <table:table-cell office:value-type="string" calcext:value-type="string">
            <text:p>hmi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tbz</text:p>
          </table:table-cell>
          <table:table-cell table:number-columns-repeated="3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min</text:p>
          </table:table-cell>
          <table:table-cell office:value-type="string" calcext:value-type="string">
            <text:p>wbmin</text:p>
          </table:table-cell>
          <table:table-cell office:value-type="string" calcext:value-type="string">
            <text:p>hmi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tbz</text:p>
          </table:table-cell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<text:s/>Nozzle siz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.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<text:s/>Nozzle siz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<text:s/>Layer thicknes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<text:s/>Design constrain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<text:s/>Tension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.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/>Tension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<text:s/>Shear failure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Shear failur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<text:s/>Bending failure 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3"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/>Bending failure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15 design variabl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5 constrain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 depending on the material properties all constraints can be active at the same time?</text:p>
          </table:table-cell>
          <table:table-cell table:number-columns-repeated="63"/>
        </table:table-row>
      </table:table>
      <table:table table:name="test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b=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+c=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*b/c=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a~b</text:p>
          </table:table-cell>
          <table:table-cell table:number-columns-repeated="4"/>
          <table:table-cell office:value-type="string" calcext:value-type="string">
            <text:p>b~c</text:p>
          </table:table-cell>
          <table:table-cell table:number-columns-repeated="4"/>
          <table:table-cell office:value-type="string" calcext:value-type="string">
            <text:p>c~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a=4+b</text:p>
          </table:table-cell>
          <table:table-cell table:number-columns-repeated="3"/>
          <table:table-cell office:value-type="string" calcext:value-type="string">
            <text:p>a=4+b</text:p>
          </table:table-cell>
          <table:table-cell table:number-columns-repeated="5"/>
          <table:table-cell office:value-type="string" calcext:value-type="string">
            <text:p>a=4+b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=-3-c</text:p>
          </table:table-cell>
          <table:table-cell table:number-columns-repeated="5"/>
          <table:table-cell office:value-type="string" calcext:value-type="string">
            <text:p>b=-3-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4+b+c=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(4+b)*b/c=2</text:p>
          </table:table-cell>
          <table:table-cell table:number-columns-repeated="3"/>
          <table:table-cell office:value-type="string" calcext:value-type="string">
            <text:p>(4-3-c)*(-3-c)/c=2</text:p>
          </table:table-cell>
          <table:table-cell table:number-columns-repeated="5"/>
          <table:table-cell office:value-type="string" calcext:value-type="string">
            <text:p>(4-3-c)*(-3-c)/c=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(1-c)*(-3-c)/c=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<text:span text:style-name="T1">(</text:span>-3-c+3c+c^2<text:span text:style-name="T1">)</text:span>/c=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-3-c+3c+c^2=2c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-3+2c+c^2=2c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-3+c^2=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^2=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=sqrt(3)</text:p>
          </table:table-cell>
        </table:table-row>
      </table:table>
      <table:table table:name="diagonal" table:style-name="ta1"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Diagonal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w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<text:s/>Nozzle siz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zzle size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Layer thickness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ension failure 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Tension failure </text:p>
          </table:table-cell>
          <table:table-cell office:value-type="string" calcext:value-type="string">
            <text:p>e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Shear failure </text:p>
          </table:table-cell>
          <table:table-cell office:value-type="string" calcext:value-type="string">
            <text:p>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ending failure </text:p>
          </table:table-cell>
          <table:table-cell office:value-type="string" calcext:value-type="string">
            <text:p>j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Bending failure </text:p>
          </table:table-cell>
          <table:table-cell office:value-type="string" calcext:value-type="string">
            <text:p>k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6:52:00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2T16:01:51.127000000</meta:creation-date>
    <dc:date>2021-05-21T17:46:48.847000000</dc:date>
    <meta:editing-duration>P3DT11H18M42S</meta:editing-duration>
    <meta:editing-cycles>10</meta:editing-cycles>
    <meta:generator>LibreOffice/7.1.1.2$Windows_X86_64 LibreOffice_project/fe0b08f4af1bacafe4c7ecc87ce55bb426164676</meta:generator>
    <meta:document-statistic meta:table-count="3" meta:cell-count="597" meta:object-count="0"/>
  </office:meta>
</office:document-meta>
</file>